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E00000151A1BB0A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2cm" svg:height="17.4cm" svg:x="0.4cm" svg:y="1.6cm">
          <draw:image xlink:href="Pictures/10000000000002AE00000151A1BB0A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7T00:47:22</meta:creation-date>
    <dc:date>2013-01-27T00:48:41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